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875cm"/>
    </style:style>
    <style:style style:name="Table1.D" style:family="table-column">
      <style:table-column-properties style:column-width="0.612cm"/>
    </style:style>
    <style:style style:name="Table1.E" style:family="table-column">
      <style:table-column-properties style:column-width="0.78cm"/>
    </style:style>
    <style:style style:name="Table1.F" style:family="table-column">
      <style:table-column-properties style:column-width="7.93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7.892cm" table:align="right"/>
    </style:style>
    <style:style style:name="Table3.A" style:family="table-column">
      <style:table-column-properties style:column-width="7.892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7.557cm" fo:margin-top="0cm" fo:margin-bottom="0cm" table:align="margins"/>
    </style:style>
    <style:style style:name="Table2.A" style:family="table-column">
      <style:table-column-properties style:column-width="7.557cm" style:rel-column-width="65535*"/>
    </style:style>
    <style:style style:name="Table2.A1" style:family="table-cell">
      <style:table-cell-properties fo:padding="0.097cm" fo:border="none"/>
    </style:style>
    <style:style style:name="Table7" style:family="table">
      <style:table-properties style:width="15.69cm" fo:margin-left="-0.113cm" fo:margin-right="-0.083cm" table:align="margins"/>
    </style:style>
    <style:style style:name="Table7.A" style:family="table-column">
      <style:table-column-properties style:column-width="15.69cm" style:rel-column-width="6553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normal" style:text-underline-mode="continuous" style:text-overline-mode="continuous" style:text-line-through-mode="continuous" style:font-weight-asian="normal" style:font-name-complex="Tahoma" style:font-weight-complex="normal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3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4" office:value-type="string">
            <text:p text:style-name="P9">{nama_satker}</text:p>
            <text:p text:style-name="P2">“UNTUK KEADILAN”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0">BA-12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5"/>
            <text:p text:style-name="P6">BERITA ACARA</text:p>
            <text:p text:style-name="P6">PELAKSANAAN PERINTAH PENANGGUHAN</text:p>
            <text:p text:style-name="P6">PENAHANAN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4"><text:s text:c="5"/>Pada hari ini, {nama_hari}, {tgl_surat_terbilang}, saya{isi2}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Nama</text:p>
          </table:table-cell>
          <table:table-cell table:style-name="Table1.A1" office:value-type="string">
            <text:p text:style-name="P13">: </text:p>
          </table:table-cell>
          <table:table-cell table:style-name="Table1.A1" table:number-columns-spanned="2" office:value-type="string">
            <text:p text:style-name="P13">{nama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NIP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nip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>Pangkat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pangkat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  <text:p text:style-name="P4">Jaksa Penyidik dalam perkara an. Tersangka{isi1}: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Nama lengkap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nama_tersangk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tempat_lahir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mur / Tanggal lahi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umur}/ {tgl_lahir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Jenis kelami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jenis_kelami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Kebangsaan / Kewarganegar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kewarganegaraan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Tempat ti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lamat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gam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agama}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kerja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kerjaan}</text:p>
          </table:table-cell>
          <table:covered-table-cell/>
        </table:table-row>
        <table:table-row>
          <table:table-cell table:style-name="Table1.A1" table:number-rows-spanned="4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endidik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pendidikan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Ditahan sejak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3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gister Tahanan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4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Register Perkara 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>{isi5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/>
            <text:p text:style-name="P4">Berdasarkan Surat Perintah Kepala {nama_satker} {isi6}Nomor {no_srt} Tanggal {tgl_srt} telah melaksanakan pengeluaran tersangka {nama_tersangka} melanggar pasal {isi8} dari tahanan {isi7} terhitung mulai tanggal {isi9}.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4"><text:s text:c="6"/>Pengeluaran dari tahanan dilakukan karena syarat-syarat yang ditentukan oleh Undang-undang beserta jaminan, tingkat penyelesaian perkara, keadaan terdakwa dan situasi masyarakat setempat telah terpenuhi.</text:p>
            <text:p text:style-name="P4"><text:s text:c="6"/>Demikianlah Berita Acara ini dibuat dengan sebenarnya atas kekuatan sumpah jabatan dann untuk memperkuatnya tersangka turut membubuhkan tandatangannya.</text:p>
            <text:p text:style-name="P4"><text:s text:c="10"/>Berita Acara ini ditutup dan ditandatangani pada hari dan tanggal tersebut di a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">Tersangka,</text:p>
                </table:table-cell>
              </table:table-row>
              <table:table-row>
                <table:table-cell table:style-name="Table3.A1" office:value-type="string">
                  <text:p text:style-name="P8"/>
                  <text:p text:style-name="P8"/>
                  <text:p text:style-name="P8"/>
                </table:table-cell>
              </table:table-row>
              <table:table-row>
                <table:table-cell table:style-name="Table3.A1" office:value-type="string">
                  <text:p text:style-name="P3">{nama_tersangka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">Jaksa Penyidik,</text:p>
                </table:table-cell>
              </table:table-row>
              <table:table-row>
                <table:table-cell table:style-name="Table2.A1" office:value-type="string">
                  <text:p text:style-name="P8"/>
                  <text:p text:style-name="P8"/>
                  <text:p text:style-name="P3"/>
                </table:table-cell>
              </table:table-row>
              <table:table-row>
                <table:table-cell table:style-name="Table2.A1" office:value-type="string">
                  <text:p text:style-name="P3">{nama}</text:p>
                  <text:p text:style-name="P3">{pangkat}/ NIP. {nip}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1.A1" table:number-columns-spanned="6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8"/>
                  <text:p text:style-name="P8"/>
                  <text:p text:style-name="P8"><text:soft-page-break/>Kepala Rutan</text:p>
                </table:table-cell>
              </table:table-row>
              <table:table-row>
                <table:table-cell table:style-name="Table7.A1" office:value-type="string">
                  <text:p text:style-name="P3"/>
                  <text:p text:style-name="P3"/>
                  <text:p text:style-name="P3"/>
                  <text:p text:style-name="P3"/>
                </table:table-cell>
              </table:table-row>
              <table:table-row>
                <table:table-cell table:style-name="Table7.A3" office:value-type="string">
                  <text:p text:style-name="P3">{isi10}</text:p>
                </table:table-cell>
              </table:table-row>
              <table:table-row>
                <table:table-cell table:style-name="Table7.A1" office:value-type="string">
                  <text:p text:style-name="P12"/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1-05T06:41:14.97</dc:date>
    <meta:editing-cycles>39</meta:editing-cycles>
    <meta:editing-duration>PT19H51M52S</meta:editing-duration>
    <meta:document-statistic meta:table-count="4" meta:image-count="0" meta:object-count="0" meta:page-count="2" meta:paragraph-count="65" meta:word-count="172" meta:character-count="1338"/>
    <meta:template xlink:type="simple" xlink:actuate="onRequest" xlink:title="" xlink:href="../pidsus14report.odt/Normal.dotm"/>
  </office:meta>
</office:document-meta>
</file>